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E8000005786C4CE148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6.351cm" svg:height="8.892cm" svg:x="1.27cm" svg:y="1.268cm">
          <draw:image xlink:href="Pictures/10000201000003E8000005786C4CE148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Marathi" style:font-family-complex="'Lohit Marath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.27cm" fo:margin-bottom="1.27cm" fo:margin-left="1.27cm" fo:margin-right="1.27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ulie </meta:initial-creator>
    <meta:creation-date>2018-06-01T13:10:06.152082930</meta:creation-date>
    <dc:date>2018-06-18T00:44:40.113721244</dc:date>
    <dc:creator>Julie </dc:creator>
    <meta:editing-duration>P0D</meta:editing-duration>
    <meta:editing-cycles>10</meta:editing-cycles>
    <meta:generator>LibreOffice/4.2.8.2$Linux_X86_64 LibreOffice_project/420m0$Build-2</meta:generator>
    <meta:document-statistic meta:object-count="1"/>
  </office:meta>
</office:document-meta>
</file>